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or years crews had chased orcas around the shards of land in the . Some whales had bullet holes in their skin from fishermen who viewed the mysterious “blackfish” as competition. Others had been captured by an operation called Namu Inc. Its leaders, Ted Griffin and Don Goldsberry, sought young calves—smaller, and thus easier to sell and transport to oceanariums around the worl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9T19:35:06.321819230</meta:creation-date>
    <dc:date>2022-02-19T19:35:59.645813443</dc:date>
    <meta:editing-duration>PT57S</meta:editing-duration>
    <meta:editing-cycles>1</meta:editing-cycles>
    <meta:document-statistic meta:table-count="0" meta:image-count="0" meta:object-count="0" meta:page-count="1" meta:paragraph-count="1" meta:word-count="64" meta:character-count="382" meta:non-whitespace-character-count="320"/>
    <meta:generator>LibreOffice/6.4.7.2$Linux_X86_64 LibreOffice_project/40$Build-2</meta:generator>
  </office:meta>
</office:document-meta>
</file>